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officeooo:rsid="000bea21" officeooo:paragraph-rsid="000bea21"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fo:font-weight="normal" fo:background-color="#ffff00" style:font-weight-asian="normal" style:font-weight-complex="normal"/>
    </style:style>
    <style:style style:name="P6" style:family="paragraph" style:parent-style-name="Standard">
      <style:paragraph-properties fo:text-align="start" style:justify-single-word="false"/>
      <style:text-properties fo:font-weight="normal" fo:background-color="#ffffff" style:font-weight-asian="normal" style:font-weight-complex="normal"/>
    </style:style>
    <style:style style:name="P7" style:family="paragraph" style:parent-style-name="Standard">
      <style:paragraph-properties fo:text-align="start" style:justify-single-word="false"/>
      <style:text-properties officeooo:rsid="0006743e" officeooo:paragraph-rsid="0006743e"/>
    </style:style>
    <style:style style:name="P8" style:family="paragraph" style:parent-style-name="Standard">
      <style:paragraph-properties fo:text-align="start" style:justify-single-word="false"/>
      <style:text-properties fo:language="pt" fo:country="BR" officeooo:rsid="0005c95b" officeooo:paragraph-rsid="0005c95b"/>
    </style:style>
    <style:style style:name="P9" style:family="paragraph" style:parent-style-name="Standard">
      <style:paragraph-properties fo:text-align="start" style:justify-single-word="false"/>
      <style:text-properties fo:language="pt" fo:country="BR" officeooo:rsid="0006743e" officeooo:paragraph-rsid="0006743e"/>
    </style:style>
    <style:style style:name="P10" style:family="paragraph" style:parent-style-name="Standard">
      <style:paragraph-properties fo:text-align="start" style:justify-single-word="false"/>
      <style:text-properties fo:language="pt" fo:country="BR" officeooo:rsid="00072cd3" officeooo:paragraph-rsid="00072cd3"/>
    </style:style>
    <style:style style:name="P11" style:family="paragraph" style:parent-style-name="Standard">
      <style:paragraph-properties fo:text-align="start" style:justify-single-word="false"/>
      <style:text-properties fo:language="pt" fo:country="BR" officeooo:rsid="00075cfe" officeooo:paragraph-rsid="00075cfe"/>
    </style:style>
    <style:style style:name="P12" style:family="paragraph" style:parent-style-name="Standard">
      <style:paragraph-properties fo:text-align="start" style:justify-single-word="false"/>
      <style:text-properties officeooo:rsid="00075cfe" officeooo:paragraph-rsid="00075cfe"/>
    </style:style>
    <style:style style:name="P13" style:family="paragraph" style:parent-style-name="Standard">
      <style:paragraph-properties fo:text-align="start" style:justify-single-word="false"/>
      <style:text-properties officeooo:rsid="0009019e" officeooo:paragraph-rsid="0009019e"/>
    </style:style>
    <style:style style:name="P14" style:family="paragraph" style:parent-style-name="Standard">
      <style:paragraph-properties fo:text-align="start" style:justify-single-word="false"/>
      <style:text-properties officeooo:rsid="0009019e" officeooo:paragraph-rsid="000bea21"/>
    </style:style>
    <style:style style:name="P15" style:family="paragraph" style:parent-style-name="Standard">
      <style:paragraph-properties fo:text-align="start" style:justify-single-word="false"/>
      <style:text-properties officeooo:rsid="000bea21" officeooo:paragraph-rsid="000bea21"/>
    </style:style>
    <style:style style:name="P16" style:family="paragraph" style:parent-style-name="Standard">
      <style:paragraph-properties fo:text-align="start" style:justify-single-word="false" fo:break-before="page"/>
      <style:text-properties fo:font-weight="normal" fo:background-color="#ffffff" style:font-weight-asian="normal" style:font-weight-complex="normal"/>
    </style:style>
    <style:style style:name="P17" style:family="paragraph" style:parent-style-name="Standard">
      <style:paragraph-properties fo:text-align="start" style:justify-single-word="false" fo:break-before="page"/>
    </style:style>
    <style:style style:name="P18" style:family="paragraph" style:parent-style-name="Standard" style:list-style-name="L1">
      <style:paragraph-properties fo:text-align="start" style:justify-single-word="false"/>
      <style:text-properties fo:language="pt" fo:country="BR" officeooo:rsid="0006743e" officeooo:paragraph-rsid="0006743e"/>
    </style:style>
    <style:style style:name="P19" style:family="paragraph" style:parent-style-name="Standard" style:list-style-name="L1">
      <style:paragraph-properties fo:text-align="start" style:justify-single-word="false"/>
      <style:text-properties fo:language="pt" fo:country="BR" officeooo:rsid="00072cd3" officeooo:paragraph-rsid="00072cd3"/>
    </style:style>
    <style:style style:name="P20" style:family="paragraph" style:parent-style-name="Standard">
      <style:paragraph-properties fo:text-align="start" style:justify-single-word="false"/>
      <style:text-properties fo:language="pt" fo:country="BR" officeooo:rsid="000ea7c1" officeooo:paragraph-rsid="000ea7c1"/>
    </style:style>
    <style:style style:name="P21" style:family="paragraph" style:parent-style-name="Standard">
      <style:paragraph-properties fo:text-align="start" style:justify-single-word="false"/>
      <style:text-properties fo:language="pt" fo:country="BR" officeooo:rsid="000ea7c1" officeooo:paragraph-rsid="000ea7c1" fo:background-color="#ffff00"/>
    </style:style>
    <style:style style:name="P22" style:family="paragraph" style:parent-style-name="Standard">
      <style:paragraph-properties fo:text-align="start" style:justify-single-word="false"/>
      <style:text-properties fo:language="pt" fo:country="BR" officeooo:rsid="000ea7c1" officeooo:paragraph-rsid="000ea7c1" fo:background-color="transparent"/>
    </style:style>
    <style:style style:name="P23" style:family="paragraph" style:parent-style-name="Standard">
      <style:paragraph-properties fo:text-align="start" style:justify-single-word="false"/>
      <style:text-properties fo:language="pt" fo:country="BR" fo:font-weight="normal" officeooo:rsid="000ea7c1" officeooo:paragraph-rsid="000ea7c1" fo:background-color="transparent" style:font-weight-asian="normal" style:font-weight-complex="normal"/>
    </style:style>
    <style:style style:name="P24" style:family="paragraph" style:parent-style-name="Standard">
      <style:paragraph-properties fo:text-align="start" style:justify-single-word="false"/>
      <style:text-properties fo:language="pt" fo:country="BR" fo:font-weight="normal" officeooo:rsid="000ed4f1" officeooo:paragraph-rsid="000ed4f1" fo:background-color="transparent" style:font-weight-asian="normal" style:font-weight-complex="normal"/>
    </style:style>
    <style:style style:name="P25" style:family="paragraph" style:parent-style-name="Standard">
      <style:paragraph-properties fo:text-align="start" style:justify-single-word="false"/>
      <style:text-properties fo:language="pt" fo:country="BR" fo:font-weight="normal" officeooo:rsid="000fb167" officeooo:paragraph-rsid="000fb167" fo:background-color="transparent" style:font-weight-asian="normal" style:font-weight-complex="normal"/>
    </style:style>
    <style:style style:name="P26" style:family="paragraph" style:parent-style-name="Standard">
      <style:paragraph-properties fo:text-align="start" style:justify-single-word="false"/>
      <style:text-properties fo:language="pt" fo:country="BR" fo:font-weight="normal" officeooo:rsid="000ffc19" officeooo:paragraph-rsid="000ffc19" fo:background-color="transparent" style:font-weight-asian="normal" style:font-weight-complex="normal"/>
    </style:style>
    <style:style style:name="P27" style:family="paragraph" style:parent-style-name="Standard" style:list-style-name="L2">
      <style:paragraph-properties fo:text-align="start" style:justify-single-word="false"/>
      <style:text-properties fo:language="pt" fo:country="BR" fo:font-weight="normal" officeooo:rsid="000ffc19" officeooo:paragraph-rsid="000ffc19" fo:background-color="transparent" style:font-weight-asian="normal" style:font-weight-complex="normal"/>
    </style:style>
    <style:style style:name="P28" style:family="paragraph" style:parent-style-name="Standard" style:list-style-name="L3">
      <style:paragraph-properties fo:text-align="start" style:justify-single-word="false"/>
      <style:text-properties fo:language="pt" fo:country="BR" fo:font-weight="normal" officeooo:rsid="000ffc19" officeooo:paragraph-rsid="000ffc19" fo:background-color="transparent" style:font-weight-asian="normal" style:font-weight-complex="normal"/>
    </style:style>
    <style:style style:name="P29" style:family="paragraph" style:parent-style-name="Standard" style:list-style-name="L4">
      <style:paragraph-properties fo:text-align="start" style:justify-single-word="false"/>
      <style:text-properties fo:language="pt" fo:country="BR" fo:font-weight="normal" officeooo:rsid="000ffc19" officeooo:paragraph-rsid="000ffc19" fo:background-color="transparent" style:font-weight-asian="normal" style:font-weight-complex="normal"/>
    </style:style>
    <style:style style:name="P30" style:family="paragraph" style:parent-style-name="Standard" style:list-style-name="L5">
      <style:paragraph-properties fo:text-align="start" style:justify-single-word="false"/>
      <style:text-properties fo:language="pt" fo:country="BR" fo:font-weight="normal" officeooo:rsid="000ffc19" officeooo:paragraph-rsid="000ffc19" fo:background-color="transparent" style:font-weight-asian="normal" style:font-weight-complex="normal"/>
    </style:style>
    <style:style style:name="P31" style:family="paragraph" style:parent-style-name="Standard">
      <style:paragraph-properties fo:text-align="start" style:justify-single-word="false"/>
      <style:text-properties fo:language="pt" fo:country="BR" fo:font-weight="normal" officeooo:rsid="00102359" officeooo:paragraph-rsid="00102359" fo:background-color="transparent" style:font-weight-asian="normal" style:font-weight-complex="normal"/>
    </style:style>
    <style:style style:name="P32" style:family="paragraph" style:parent-style-name="Standard">
      <style:paragraph-properties fo:text-align="start" style:justify-single-word="false"/>
      <style:text-properties fo:language="pt" fo:country="BR" fo:font-weight="normal" officeooo:rsid="0011766b" officeooo:paragraph-rsid="0011766b" fo:background-color="transparent" style:font-weight-asian="normal" style:font-weight-complex="normal"/>
    </style:style>
    <style:style style:name="P33" style:family="paragraph" style:parent-style-name="Standard">
      <style:paragraph-properties fo:text-align="start" style:justify-single-word="false"/>
      <style:text-properties fo:language="pt" fo:country="BR" fo:font-weight="normal" officeooo:rsid="0012f6ba" officeooo:paragraph-rsid="0012f6ba" fo:background-color="transparent" style:font-weight-asian="normal" style:font-weight-complex="normal"/>
    </style:style>
    <style:style style:name="P34" style:family="paragraph" style:parent-style-name="Standard">
      <style:paragraph-properties fo:text-align="start" style:justify-single-word="false"/>
      <style:text-properties fo:language="pt" fo:country="BR" fo:font-weight="normal" officeooo:rsid="00145281" officeooo:paragraph-rsid="00145281" fo:background-color="transparent" style:font-weight-asian="normal" style:font-weight-complex="normal"/>
    </style:style>
    <style:style style:name="P35" style:family="paragraph" style:parent-style-name="Standard" style:list-style-name="L6">
      <style:paragraph-properties fo:text-align="start" style:justify-single-word="false"/>
      <style:text-properties fo:language="pt" fo:country="BR" fo:font-weight="normal" officeooo:rsid="00145281" officeooo:paragraph-rsid="00145281" fo:background-color="transparent" style:font-weight-asian="normal" style:font-weight-complex="normal"/>
    </style:style>
    <style:style style:name="P36" style:family="paragraph" style:parent-style-name="Standard">
      <style:paragraph-properties fo:text-align="start" style:justify-single-word="false"/>
      <style:text-properties fo:color="#c9211e" loext:opacity="100%" fo:language="pt" fo:country="BR" officeooo:rsid="000ea7c1" officeooo:paragraph-rsid="000ea7c1" fo:background-color="transparent"/>
    </style:style>
    <style:style style:name="P37" style:family="paragraph" style:parent-style-name="Standard">
      <style:paragraph-properties fo:text-align="start" style:justify-single-word="false"/>
      <style:text-properties fo:color="#c9211e" loext:opacity="100%" fo:language="pt" fo:country="BR" fo:font-weight="normal" officeooo:rsid="000ed4f1" officeooo:paragraph-rsid="000ed4f1" fo:background-color="transparent" style:font-weight-asian="normal" style:font-weight-complex="normal"/>
    </style:style>
    <style:style style:name="P38" style:family="paragraph" style:parent-style-name="Standard" style:list-style-name="WWNum1">
      <style:paragraph-properties fo:margin-left="1.27cm" fo:margin-right="0cm" fo:text-align="start" style:justify-single-word="false" fo:text-indent="-0.635cm" style:auto-text-indent="false"/>
      <style:text-properties fo:font-weight="normal" style:font-weight-asian="normal" style:font-weight-complex="normal"/>
    </style:style>
    <style:style style:name="P39" style:family="paragraph" style:parent-style-name="Standard" style:list-style-name="WWNum2">
      <style:paragraph-properties fo:margin-left="1.27cm" fo:margin-right="0cm" fo:text-align="start" style:justify-single-word="false" fo:text-indent="-0.635cm" style:auto-text-indent="false"/>
      <style:text-properties fo:font-weight="normal" style:font-weight-asian="normal" style:font-weight-complex="normal"/>
    </style:style>
    <style:style style:name="P40" style:family="paragraph" style:parent-style-name="Standard" style:list-style-name="WWNum3">
      <style:paragraph-properties fo:margin-left="1.27cm" fo:margin-right="0cm" fo:text-align="start" style:justify-single-word="false" fo:text-indent="-0.635cm" style:auto-text-indent="false"/>
      <style:text-properties fo:font-weight="normal" fo:background-color="#ffffff" style:font-weight-asian="normal" style:font-weight-complex="normal"/>
    </style:style>
    <style:style style:name="P41" style:family="paragraph" style:parent-style-name="Standard" style:list-style-name="WWNum1">
      <style:paragraph-properties fo:margin-left="1.27cm" fo:margin-right="0cm" fo:text-align="start" style:justify-single-word="false" fo:text-indent="-0.635cm" style:auto-text-indent="false"/>
      <style:text-properties fo:color="#c9211e" loext:opacity="100%" fo:font-weight="normal" style:font-weight-asian="normal" style:font-weight-complex="normal"/>
    </style:style>
    <style:style style:name="P42" style:family="paragraph" style:parent-style-name="Standard">
      <style:paragraph-properties fo:text-align="start" style:justify-single-word="false" fo:break-before="page"/>
      <style:text-properties fo:language="pt" fo:country="BR" officeooo:rsid="0005c95b" officeooo:paragraph-rsid="0005c95b"/>
    </style:style>
    <style:style style:name="P43" style:family="paragraph" style:parent-style-name="Standard">
      <style:paragraph-properties fo:text-align="start" style:justify-single-word="false" fo:break-before="page"/>
      <style:text-properties fo:language="pt" fo:country="BR" fo:font-weight="normal" officeooo:rsid="000ffc19" officeooo:paragraph-rsid="000ffc19" fo:background-color="transparent"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fo:background-color="#ffff00" loext:char-shading-value="0" style:font-weight-asian="normal" style:font-weight-complex="normal"/>
    </style:style>
    <style:style style:name="T3" style:family="text">
      <style:text-properties fo:font-weight="normal" fo:background-color="#ffffff" loext:char-shading-value="0" style:font-weight-asian="normal" style:font-weight-complex="normal"/>
    </style:style>
    <style:style style:name="T4" style:family="text">
      <style:text-properties officeooo:rsid="000a122e"/>
    </style:style>
    <style:style style:name="T5" style:family="text">
      <style:text-properties officeooo:rsid="000c6ae1"/>
    </style:style>
    <style:style style:name="T6" style:family="text">
      <style:text-properties fo:background-color="#ffff00" loext:char-shading-value="0"/>
    </style:style>
    <style:style style:name="T7" style:family="text">
      <style:text-properties fo:font-weight="bold" style:font-weight-asian="bold" style:font-weight-complex="bold"/>
    </style:style>
    <style:style style:name="T8" style:family="text">
      <style:text-properties officeooo:rsid="000ea7c1"/>
    </style:style>
    <style:style style:name="T9" style:family="text">
      <style:text-properties officeooo:rsid="000ed4f1"/>
    </style:style>
    <style:style style:name="T10" style:family="text">
      <style:text-properties officeooo:rsid="00102359"/>
    </style:style>
    <style:style style:name="T11" style:family="text">
      <style:text-properties officeooo:rsid="0011766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Aula 5</text:p>
      <text:p text:style-name="P20"/>
      <text:p text:style-name="P20">A missão é de TODOS.</text:p>
      <text:p text:style-name="P20"/>
      <text:p text:style-name="P20">DICOTOMIA ENTRE CRISTÃOS CHAMADOS E CRISTÃOS</text:p>
      <text:p text:style-name="P20"/>
      <text:p text:style-name="P20">Pedro lembra a igreja que somos, <text:span text:style-name="T7">Reino de Sacerdotes</text:span>, <text:span text:style-name="T7">Povo Exclusivo</text:span> de Deus e <text:span text:style-name="T7">Nação Santa.</text:span></text:p>
      <text:p text:style-name="P36"><text:span text:style-name="T7">Redescobrirmos nosso chamado</text:span></text:p>
      <text:p text:style-name="P20"><text:span text:style-name="T7"/></text:p>
      <text:p text:style-name="P21"><text:span text:style-name="T7">Cristãos normais x Cristãos chamados.</text:span></text:p>
      <text:p text:style-name="P22"><text:span text:style-name="T7"/></text:p>
      <text:p text:style-name="P23">Cristãos <text:span text:style-name="T7">normais</text:span> → Membro de banco.</text:p>
      <text:p text:style-name="P23"><text:tab/>Mesmo que eu não vá pra outra cultura ou outro lugar, então eu vou ficar aqui acomodado. Mas isso não significa que todos os cristãos foram chamados. Todos nós devemos evangelizar onde quer que nós estamos. <text:span text:style-name="T9">(Jerusalém, Judeia, Samaria e Nos confins da Terra). Tercerização da missão</text:span></text:p>
      <text:p text:style-name="P23"/>
      <text:p text:style-name="P23">Cristãos <text:span text:style-name="T7">chamados</text:span> → <text:span text:style-name="T9">Missionário.</text:span></text:p>
      <text:p text:style-name="P23"><text:tab/><text:span text:style-name="T9">Um povo em extinção? Raro? Uau, olha lá o missionário! Porque todos não estão envolvidos e o missionário acaba se sentindo sozinho.</text:span></text:p>
      <text:p text:style-name="P23"/>
      <text:p text:style-name="P37">A Grande comissão não é uma opção a ser considerada. Mas um mandamento a ser seguido.</text:p>
      <text:p text:style-name="P24"/>
      <text:p text:style-name="P25">Como posso participar da missão?</text:p>
      <text:p text:style-name="P25">“Missão se faz com os pés dos que vão, joelhos dos que oram e mãos dos que contribuem.”</text:p>
      <text:p text:style-name="P25"/>
      <text:p text:style-name="P25">→ Terceirização da missão.</text:p>
      <text:p text:style-name="P25">→ Fragmentação da missão.</text:p>
      <text:p text:style-name="P25"/>
      <text:p text:style-name="P25"/>
      <text:p text:style-name="P26">INDO</text:p>
      <text:p text:style-name="P26"/>
      <text:list xml:id="list3843309695" text:style-name="L2">
        <text:list-item>
          <text:p text:style-name="P27">Tempo integral → Don’t do it if you don’t know what u doing</text:p>
        </text:list-item>
        <text:list-item>
          <text:p text:style-name="P27">Fazedores de Tenda → Work to be influent in places</text:p>
        </text:list-item>
        <text:list-item>
          <text:p text:style-name="P27">Viagens de curto prazo → huh.</text:p>
        </text:list-item>
      </text:list>
      <text:p text:style-name="P26"/>
      <text:p text:style-name="P26">ENVIANDO</text:p>
      <text:list xml:id="list3018876893" text:style-name="L3">
        <text:list-item>
          <text:p text:style-name="P28">Enviar não é apenas contribuir, mas o cuidado deste missionário.</text:p>
        </text:list-item>
      </text:list>
      <text:p text:style-name="P26"/>
      <text:p text:style-name="P26">MOBILIZANDO</text:p>
      <text:list xml:id="list1294314030" text:style-name="L4">
        <text:list-item>
          <text:p text:style-name="P29">Buscar envolver pessoas</text:p>
        </text:list-item>
        <text:list-item>
          <text:p text:style-name="P29">Informação bíblia missiologica e prática.</text:p>
        </text:list-item>
        <text:list-item>
          <text:p text:style-name="P29">Classes de estudo, conferências, etc.</text:p>
        </text:list-item>
      </text:list>
      <text:p text:style-name="P26"/>
      <text:p text:style-name="P26">ACOLHENDO</text:p>
      <text:list xml:id="list372806978" text:style-name="L5">
        <text:list-item>
          <text:p text:style-name="P30">Acolher as nações que vem até nós.</text:p>
        </text:list-item>
      </text:list>
      <text:p text:style-name="P26"/>
      <text:p text:style-name="P26">ORANDO</text:p>
      <text:p text:style-name="P26"><text:tab/>Duh.</text:p>
      <text:p text:style-name="P26"/>
      <text:p text:style-name="P26"/>
      <text:p text:style-name="P26"/>
      <text:p text:style-name="P43">POVOS NÃO ALCANÇADOS – <text:span text:style-name="T10">PNA</text:span></text:p>
      <text:p text:style-name="P26"/>
      <text:p text:style-name="P26">O que é a janela 10x40? → <text:span text:style-name="T11">Faixa onde estão a maior parte das PNAs</text:span></text:p>
      <text:p text:style-name="P26"/>
      <text:p text:style-name="P31">Povos → Ta Ethne → Todos os grupos étnicos ou povos</text:p>
      <text:p text:style-name="P31">Mesma história, língua, crença e identidade</text:p>
      <text:p text:style-name="P31"/>
      <text:p text:style-name="P31">“Thaib”</text:p>
      <text:p text:style-name="P31"/>
      <text:p text:style-name="P32">O que é a janela 4x14? → Criança e o Adolescentes</text:p>
      <text:p text:style-name="P33"><text:a xlink:type="simple" xlink:href="https://4to14window.com/" text:style-name="Internet_20_link" text:visited-style-name="Visited_20_Internet_20_Link">https://4to14window.com</text:a></text:p>
      <text:p text:style-name="P33"/>
      <text:p text:style-name="P34"/>
      <text:p text:style-name="P33">(Jim Elliot → propósito de evangelizar o povo uwarong?)</text:p>
      <text:p text:style-name="P33">Operação Alca</text:p>
      <text:p text:style-name="P33"/>
      <text:p text:style-name="P33">Janela Verde → Povos Tribais (Joshua chang?)</text:p>
      <text:p text:style-name="P33">2200 Povos tribais. Sem atividade missionária. Difícil acesso.</text:p>
      <text:p text:style-name="P33"/>
      <text:p text:style-name="P33"><text:a xlink:type="simple" xlink:href="https://greenwindowministries.org/" text:style-name="Internet_20_link" text:visited-style-name="Visited_20_Internet_20_Link">https://greenwindowministries.org</text:a></text:p>
      <text:p text:style-name="P33"/>
      <text:p text:style-name="P33">Oito seguimentos menos evangelizados no Brasil</text:p>
      <text:list xml:id="list2431027705" text:style-name="L6">
        <text:list-item>
          <text:p text:style-name="P35">Povos indígenas</text:p>
        </text:list-item>
        <text:list-item>
          <text:p text:style-name="P35">Comunidades Ribeirinhas</text:p>
        </text:list-item>
        <text:list-item>
          <text:p text:style-name="P35">Ciganos – Calon?</text:p>
        </text:list-item>
        <text:list-item>
          <text:p text:style-name="P35">Sertão Brasileiro</text:p>
        </text:list-item>
        <text:list-item>
          <text:p text:style-name="P35">Quilombolas</text:p>
        </text:list-item>
        <text:list-item>
          <text:p text:style-name="P35">Imigrantes</text:p>
        </text:list-item>
        <text:list-item>
          <text:p text:style-name="P35">Deficientes auditivos</text:p>
        </text:list-item>
        <text:list-item>
          <text:p text:style-name="P35">Pobres e Ricos ao extremo</text:p>
        </text:list-item>
      </text:list>
      <text:p text:style-name="P34"/>
      <text:p text:style-name="P34">Trabalho do Pastor Eliabe</text:p>
      <text:p text:style-name="P34">Dia 03 de Maio</text:p>
      <text:p text:style-name="P34">Entregar um Sermão (esboço) sobre Missões. OOOOOh</text:p>
      <text:p text:style-name="P34"/>
      <text:p text:style-name="P34"/>
      <text:p text:style-name="P33"/>
      <text:p text:style-name="P33"/>
      <text:p text:style-name="P33"/>
      <text:p text:style-name="P33"/>
      <text:p text:style-name="P33"/>
      <text:p text:style-name="P26"/>
      <text:p text:style-name="P42">Aula 3… <text:span text:style-name="T8">aula 4?</text:span></text:p>
      <text:p text:style-name="P8"/>
      <text:p text:style-name="P9">Novo testamento é totalmente missionário</text:p>
      <text:p text:style-name="P9"/>
      <text:p text:style-name="P9">Evangelhos → Testemunho de Jesus</text:p>
      <text:p text:style-name="P9">Atos → Testemunho do avanço da Igreja</text:p>
      <text:p text:style-name="P9">Epístolas → Como viver o evangelho</text:p>
      <text:p text:style-name="P9"/>
      <text:p text:style-name="P9"/>
      <text:p text:style-name="P11">Bery important</text:p>
      <text:p text:style-name="P9">Novo Testamento</text:p>
      <text:list xml:id="list3322981374" text:style-name="L1">
        <text:list-item>
          <text:p text:style-name="P18">Centralidade da missão (<text:span text:style-name="T7">Encarnação, Crucificação e Ressurreição</text:span>).</text:p>
        </text:list-item>
        <text:list-item>
          <text:p text:style-name="P19">Realidade que o Deus da missão está entre nós. (para que sua missão seja realizada)</text:p>
        </text:list-item>
        <text:list-item>
          <text:p text:style-name="P19">Mudança de paradigma</text:p>
        </text:list-item>
      </text:list>
      <text:p text:style-name="P10"/>
      <text:p text:style-name="P10"/>
      <text:p text:style-name="P10">IMPORTANT</text:p>
      <text:p text:style-name="P10"/>
      <text:p text:style-name="P10">Novo testamento e missão</text:p>
      <text:p text:style-name="P10"/>
      <text:p text:style-name="P10">JESUS – A CENTRALIDADE DA MISSÃO</text:p>
      <text:p text:style-name="P10">→ ENCARNAÇÃO – CRUCIFICAÇÃO – RESSURREIÇÃO</text:p>
      <text:p text:style-name="P10"/>
      <text:p text:style-name="P10">O DEUS DA MISSÃO ENTRE NÓS</text:p>
      <text:p text:style-name="P10">→ COMPARTILHA A IDENTIDADE E A NATUREZA DE DEUS</text:p>
      <text:p text:style-name="P10"/>
      <text:p text:style-name="P10">RESUMO DOS EVANGELHOS</text:p>
      <text:p text:style-name="P10">→ </text:p>
      <text:p text:style-name="P12"/>
      <text:p text:style-name="P12">Atos 1:15-7:60</text:p>
      <text:p text:style-name="P12"/>
      <text:p text:style-name="P13">Simmetry</text:p>
      <text:p text:style-name="P13">Atos 1:8 ou então atos 8:1</text:p>
      <text:p text:style-name="P7"/>
      <text:p text:style-name="P7"/>
      <text:p text:style-name="P13">Entendimento de crente</text:p>
      <text:p text:style-name="P13">Tavam tudo apanhando? Sofrendo? Não! A missão de Deus estava sendo cumprida.</text:p>
      <text:p text:style-name="P13"/>
      <text:p text:style-name="P13">TODOS, EXCETO os apostolos. (A galera com nome ficou e os anônimos <text:span text:style-name="T4">foram</text:span>)</text:p>
      <text:p text:style-name="P13">A missão de Deus acontece por causa de Deus e não pelo nome dos homens.</text:p>
      <text:p text:style-name="P13"/>
      <text:p text:style-name="P15">EKKLESIA – Chamada para for<text:span text:style-name="T5">a</text:span></text:p>
      <text:p text:style-name="P15"/>
      <text:p text:style-name="P3">Reflexão: quais os dons e talentos que você tem que podem contribuir de alguma forma <text:span text:style-name="T6">para os propósitos de Deus</text:span> na terra?</text:p>
      <text:p text:style-name="P15"/>
      <text:p text:style-name="P14"/>
      <text:p text:style-name="P14"/>
      <text:p text:style-name="P17">Aula 2</text:p>
      <text:p text:style-name="P1"/>
      <text:p text:style-name="P1">Antigo testamento e a missão</text:p>
      <text:p text:style-name="P1"/>
      <text:p text:style-name="P1"/>
      <text:p text:style-name="P2">Primeiro Testamento</text:p>
      <text:p text:style-name="P2"/>
      <text:p text:style-name="P2"><text:tab/>Lc 24:45 → messias e a missão → </text:p>
      <text:p text:style-name="P2"/>
      <text:p text:style-name="P2"/>
      <text:p text:style-name="P2">* Universalismo (abrangência da salvação)</text:p>
      <text:p text:style-name="P2">* Incorporação de estrangeiros</text:p>
      <text:p text:style-name="P2">* Proselitismo</text:p>
      <text:p text:style-name="P2"/>
      <text:p text:style-name="P2"/>
      <text:p text:style-name="P2">A missão acontece e é comunicada em apenas alguns trechos.</text:p>
      <text:p text:style-name="P2">But this is wrong.</text:p>
      <text:p text:style-name="P2"/>
      <text:p text:style-name="P4">Em todo o decorrer da história, Israel deve estar olhando aos povos</text:p>
      <text:p text:style-name="P4"/>
      <text:p text:style-name="P4"/>
      <text:p text:style-name="P4">Incorporação:</text:p>
      <text:p text:style-name="P4">Raabe/Rute</text:p>
      <text:p text:style-name="P4"/>
      <text:p text:style-name="P4">Raabe(A prostituta que abrigou os espias)</text:p>
      <text:p text:style-name="P4">Você não sofrerá o mesmo mal, haverá na sua casa livramento.</text:p>
      <text:p text:style-name="P4"/>
      <text:p text:style-name="P4">Deus alcançou Raabe com um estrangeiro.</text:p>
      <text:p text:style-name="P4"/>
      <text:p text:style-name="P4"/>
      <text:p text:style-name="P4">Proselitismo:</text:p>
      <text:p text:style-name="P4">Naamã vai levar a terra de Israel para fazer a adoração ao senhor em sua terra.</text:p>
      <text:p text:style-name="P4"/>
      <text:p text:style-name="P2"/>
      <text:p text:style-name="P2">Love this</text:p>
      <text:p text:style-name="P4">Israel é chamado a viver uma vida em contraste às outras nações.</text:p>
      <text:p text:style-name="P4">A exposição de Israel é um testemunho para as outras nações.</text:p>
      <text:p text:style-name="P4"/>
      <text:p text:style-name="P4"/>
      <text:p text:style-name="P4">Gênesis 10 → propósito dos homens, domínio, escravidão e subjugar os outros povos</text:p>
      <text:p text:style-name="P4">Gênesis 12 → <text:s/>Começando a missão → P o v o <text:s text:c="3"/>d e <text:s text:c="3"/>D e u s</text:p>
      <text:p text:style-name="P4"/>
      <text:p text:style-name="P4">Abraão e sara recebem uma propósta para viver em constraste à proposta de Babel.</text:p>
      <text:p text:style-name="P4"/>
      <text:p text:style-name="P4">Babel → Para um povo</text:p>
      <text:p text:style-name="P4">Abraão → Para o mundo todo</text:p>
      <text:p text:style-name="P4"/>
      <text:p text:style-name="P2">Somos chamados para ser benção para os outros povos.</text:p>
      <text:p text:style-name="P4"/>
      <text:p text:style-name="P4"/>
      <text:p text:style-name="P4"/>
      <text:p text:style-name="P4"/>
      <text:p text:style-name="P4"><text:soft-page-break/>Promessas à abraão: (Spoiler, ele acredita em tudo que Deus disse)</text:p>
      <text:list xml:id="list3378054714" text:style-name="WWNum1">
        <text:list-item>
          <text:p text:style-name="P38">Abraão será um grande povo. Benção para todos os povos → Mas eles eram velhos…?</text:p>
        </text:list-item>
        <text:list-item>
          <text:p text:style-name="P38">O chamado de abraão tem um propósito → Ser instrumento para o propósito universal de Deus. (ser benção)</text:p>
        </text:list-item>
        <text:list-item>
          <text:p text:style-name="P38">Transmitir a missão à sua descendência.</text:p>
        </text:list-item>
        <text:list-item>
          <text:p text:style-name="P38">Extra: Obediência e fé → Resultados daquilo que vem disso.</text:p>
        </text:list-item>
        <text:list-item>
          <text:p text:style-name="P41">Sacrifício.</text:p>
        </text:list-item>
      </text:list>
      <text:p text:style-name="P4"/>
      <text:p text:style-name="P4">O Povo de abraão → kinda bad</text:p>
      <text:p text:style-name="P4"/>
      <text:p text:style-name="P4"/>
      <text:p text:style-name="P4">José… egito milagre e Deus se torna adorado no Egito.</text:p>
      <text:p text:style-name="P4">O povo de Deus tá vivendo seu propósito. Deus está sendo adorado em outros lugares.</text:p>
      <text:p text:style-name="P4"/>
      <text:p text:style-name="P4">Quando josé morre. O povo continua no Egito (400 anos-ish)</text:p>
      <text:p text:style-name="P4">Faraós que não conheciam José nem Deus. Bad</text:p>
      <text:p text:style-name="P4"/>
      <text:p text:style-name="P4">Deus viu o sofrimento desse povo.</text:p>
      <text:p text:style-name="P1"><text:span text:style-name="T2">Lembrou </text:span><text:span text:style-name="T1">da sua aliança com Abraão, Isaque e Jacó. (Benção para todas as nações)</text:span></text:p>
      <text:p text:style-name="P5">Deus que se lembra??</text:p>
      <text:p text:style-name="P4">Uma expressão.</text:p>
      <text:p text:style-name="P4"/>
      <text:p text:style-name="P4">Deus trabalha pra que esse povo seja um povo liberto pra viver a missão que Deus quer que eles vivam.</text:p>
      <text:p text:style-name="P4"/>
      <text:p text:style-name="P4">Povo de Deus no Exodo</text:p>
      <text:list xml:id="list3107628417" text:style-name="WWNum2">
        <text:list-item>
          <text:p text:style-name="P39">Povo redimido (primeiramente)</text:p>
        </text:list-item>
      </text:list>
      <text:p text:style-name="P4"><text:tab/>Povo retirado da realidade da escravidão. (geral)</text:p>
      <text:p text:style-name="P4"><text:tab/>Deus liberta esse povo para viver sua vontade.</text:p>
      <text:p text:style-name="P1"><text:span text:style-name="T1"><text:tab/></text:span><text:span text:style-name="T2">Propagadores de redenção.</text:span></text:p>
      <text:p text:style-name="P6"><text:tab/></text:p>
      <text:p text:style-name="P5"/>
      <text:list xml:id="list104621121337073" text:continue-numbering="true" text:style-name="WWNum2">
        <text:list-item>
          <text:p text:style-name="P39">Propagadores da redenção</text:p>
        </text:list-item>
      </text:list>
      <text:p text:style-name="P1"><text:span text:style-name="T1"><text:tab/></text:span><text:span text:style-name="T3">Aliança com Deus.</text:span></text:p>
      <text:p text:style-name="P1"><text:span text:style-name="T3"><text:tab/><text:tab/></text:span><text:span text:style-name="T2">Lembrá-los do propósito</text:span></text:p>
      <text:p text:style-name="P1"><text:span text:style-name="T3"><text:tab/><text:tab/></text:span><text:span text:style-name="T2">Revela seu papel dentro da ação redentora de Deus</text:span></text:p>
      <text:p text:style-name="P6"><text:tab/><text:tab/>Por causa do pecado Ficam perambulando no deserto.</text:p>
      <text:p text:style-name="P6"/>
      <text:p text:style-name="P6">Povo de Deus liberto no êxodo vive uma aliança com Deus</text:p>
      <text:p text:style-name="P6">Remissão deles</text:p>
      <text:p text:style-name="P6">Aliança que Deus faz com eles.</text:p>
      <text:p text:style-name="P6"><text:tab/>Dentro da aliança tem o papel</text:p>
      <text:p text:style-name="P6"><text:tab/><text:tab/>Exclusivo de Deus;</text:p>
      <text:p text:style-name="P6"><text:tab/><text:tab/>Reino dos sacerdotes;</text:p>
      <text:p text:style-name="P6"><text:tab/><text:tab/>Nação Santa;</text:p>
      <text:p text:style-name="P6">They got:</text:p>
      <text:list xml:id="list2270309539" text:style-name="WWNum3">
        <text:list-item>
          <text:p text:style-name="P40">A Lei;</text:p>
        </text:list-item>
        <text:list-item>
          <text:p text:style-name="P40">Torá;</text:p>
        </text:list-item>
      </text:list>
      <text:p text:style-name="P6"/>
      <text:p text:style-name="P6">Para que eles vivessem o propósito, Deus dá a Lei e a torá ao povo.</text:p>
      <text:p text:style-name="P6"/>
      <text:p text:style-name="P6"/>
      <text:p text:style-name="P6"><text:soft-page-break/>So, up here is kinda of a mess… So i’m gonna try to summarize this here later.</text:p>
      <text:p text:style-name="P6"/>
      <text:p text:style-name="P16">O povo que vai viver entre as outras nações.</text:p>
      <text:p text:style-name="P6"/>
      <text:p text:style-name="P6">→ O povo deveria TOMAR a terra.</text:p>
      <text:p text:style-name="P6">→ Expulsar e EXTERMINAR os outros povos que viviam ali. (combatendo a Idolatria)</text:p>
      <text:p text:style-name="P6">→ Forma de Governo era uma Confederação Tribal. (centralidade do poder era de Deus)</text:p>
      <text:p text:style-name="P6"/>
      <text:p text:style-name="P6"/>
      <text:p text:style-name="P6">Juizes lembravam o povo do propósito, mas o povo era teimoso e não adiantou.</text:p>
      <text:p text:style-name="P6">Reis também lembravam o povo do propósito.</text:p>
      <text:p text:style-name="P6"/>
      <text:p text:style-name="P6">Simples ferramentas</text:p>
      <text:p text:style-name="P6"/>
      <text:p text:style-name="P6">… Então, Deus. Todo mundo quer um Rei.</text:p>
      <text:p text:style-name="P6"/>
      <text:p text:style-name="P6">Templo → Régio (rei) → Profeta</text:p>
      <text:p text:style-name="P6"/>
      <text:p text:style-name="P6">Então Profetas.</text:p>
      <text:p text:style-name="P6">Chamando o povo de volta para o propósito.</text:p>
      <text:p text:style-name="P6">Corrigindo, pois todos se desviaram.</text:p>
      <text:p text:style-name="P6"/>
      <text:p text:style-name="P6">Profetas que não vem mais pra falar de Israel mas da esperança.</text:p>
      <text:p text:style-name="P6">Não adianta, vocês não vão se endireita.</text:p>
      <text:p text:style-name="P6">Exílio porque vocês são complicados e não voltaram para o propósito.</text:p>
      <text:p text:style-name="P6"/>
      <text:p text:style-name="P6">Profetas falsos dizendo que ia ficar tudo bem.</text:p>
      <text:p text:style-name="P6">Vocês vão ficar lá no mínimo 70 anos.</text:p>
      <text:p text:style-name="P6"/>
      <text:p text:style-name="P6">No exílio eles vivem o real propósito e se voltam pra Deus.</text:p>
      <text:p text:style-name="P6"/>
      <text:p text:style-name="P6">O povo chegando ao final do Exílio e vivendo o quebrantamento.</text:p>
      <text:p text:style-name="P6">Reino da pérsia, por8</text:p>
      <text:p text:style-name="P6">→ Êxodo</text:p>
      <text:p text:style-name="P6">Então um povo redimido</text:p>
      <text:p text:style-name="P6">Lei, torá e presença</text:p>
      <text:p text:style-name="P6"/>
      <text:p text:style-name="P6">→ Terra prometida</text:p>
      <text:p text:style-name="P6">Tho problemas</text:p>
      <text:p text:style-name="P6"/>
      <text:p text:style-name="P6">here we go, <text:s/>please come back to purpose…</text:p>
      <text:p text:style-name="P6">→ Juízes</text:p>
      <text:p text:style-name="P6">→ Reis</text:p>
      <text:p text:style-name="P6">→ Profetas</text:p>
      <text:p text:style-name="P6"/>
      <text:p text:style-name="P6">→ Exílio</text:p>
      <text:p text:style-name="P6">→ Volta à Jerusalém, mas o messias já está preparado</text:p>
      <text:p text:style-name="P6"/>
      <text:p text:style-name="P6"/>
      <text:p text:style-name="P6"/>
      <text:p text:style-name="P6"/>
      <text:p text:style-name="P4"/>
      <text:p text:style-name="P4"/>
      <text:p text:style-name="P4"/>
      <text:p text:style-name="P4"><text:soft-page-break/></text:p>
      <text:p text:style-name="P4"/>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editing-duration>PT26M50S</meta:editing-duration>
    <meta:editing-cycles>6</meta:editing-cycles>
    <dc:date>2021-04-21T10:46:20.495000000</dc:date>
    <meta:document-statistic meta:table-count="0" meta:image-count="0" meta:object-count="0" meta:page-count="8" meta:paragraph-count="176" meta:word-count="1210" meta:character-count="6839" meta:non-whitespace-character-count="5794"/>
  </office:meta>
</office:document-meta>
</file>